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3000000C168EC8D4CD118F2A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501cm" table:align="margins"/>
    </style:style>
    <style:style style:name="Table1.A" style:family="table-column">
      <style:table-column-properties style:column-width="15.501cm" style:rel-column-width="65535*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5.505cm" fo:margin-left="0cm" table:align="left"/>
    </style:style>
    <style:style style:name="Table3.A" style:family="table-column">
      <style:table-column-properties style:column-width="9.102cm"/>
    </style:style>
    <style:style style:name="Table3.B" style:family="table-column">
      <style:table-column-properties style:column-width="3.254cm"/>
    </style:style>
    <style:style style:name="Table3.C" style:family="table-column">
      <style:table-column-properties style:column-width="3.1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language="es" fo:country="ES" fo:font-weight="normal" style:letter-kerning="true" style:font-name-asian="Times New Roman" style:language-asian="es" style:country-asian="ES" style:font-weight-asian="normal" style:font-name-complex="Calibri1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text-align="center" style:justify-single-word="false" fo:orphans="2" fo:widows="2" fo:hyphenation-ladder-count="no-limit" style:snap-to-layout-grid="false"/>
      <style:text-properties fo:color="#000000" style:font-name="Calibri" fo:font-size="11pt" fo:language="es" fo:country="ES" fo:font-weight="bold" style:letter-kerning="true" style:font-name-asian="Times New Roman" style:font-size-asian="11pt" style:language-asian="es" style:country-asian="ES" style:font-weight-asian="bold" style:font-name-complex="Calibri1" style:font-size-complex="11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left="0.065cm" fo:margin-right="0cm" fo:line-height="150%" fo:text-align="start" style:justify-single-word="false" fo:text-indent="0cm" style:auto-text-indent="false" style:text-autospace="none" style:snap-to-layout-grid="false" style:writing-mode="lr-tb"/>
      <style:text-properties style:text-outline="false" style:text-line-through-style="none" style:text-line-through-type="none" style:font-name="Calibri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.065cm" fo:margin-right="0cm" fo:line-height="150%" fo:text-align="justify" style:justify-single-word="false" fo:text-indent="0cm" style:auto-text-indent="false" style:snap-to-layout-grid="false"/>
      <style:text-properties style:font-name="Calibri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style:font-size-asian="10pt" style:font-name-complex="Arial1" style:font-size-complex="10pt"/>
    </style:style>
    <style:style style:name="T1" style:family="text">
      <style:text-properties style:font-name-asian="Arial1" style:font-name-complex="Arial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name-asian="Arial1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complex="Arial1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6"/>
          </table:table-cell>
        </table:table-row>
      </table:table>
      <text:p text:style-name="Standard"><text:span text:style-name="T6">-------------------------</text:span><text:span text:style-name="T2">CERTIFICO</text:span><text:span text:style-name="T6">:</text:span> QUE, la persona que a continuación se detalla en el <text:span text:style-name="T4">EXPTE. Nº 6550-</text:span><text:span text:style-name="T3"><text:text-input text:description="$expediente">$expediente</text:text-input></text:span>, ha prestado servicio en forma real y efectiva en el “Parque de la Salud de la Provincia de Misiones Dr. Ramón Madariaga Ley XVII Nº 70” durante el Mes de <text:text-input text:description="$mes">$mes</text:text-input><text:span text:style-name="T5"> de </text:span><text:span text:style-name="T5"><text:text-input text:description="$anio">$anio</text:text-input></text:span><text:span text:style-name="T5"> según lo detallado a continuación</text:span>.-------------------------------------------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APELLIDO Y NOMBRE</text:p>
          </table:table-cell>
          <table:table-cell table:style-name="Table3.A1" office:value-type="string">
            <text:p text:style-name="P2">CUIL/CUIT</text:p>
          </table:table-cell>
          <table:table-cell table:style-name="Table3.C1" office:value-type="string">
            <text:p text:style-name="P2">PORCENTAJE TRABAJADO</text:p>
          </table:table-cell>
        </table:table-row>
        <table:table-row>
          <table:table-cell table:style-name="Table3.A2" office:value-type="string">
            <text:p text:style-name="P1"><text:text-input text:description="$listado.Nombre">$listado.Nombre</text:text-input></text:p>
          </table:table-cell>
          <table:table-cell table:style-name="Table3.A2" office:value-type="string">
            <text:p text:style-name="P1"><text:text-input text:description="$listado.Dni">$listado.Dni</text:text-input></text:p>
          </table:table-cell>
          <table:table-cell table:style-name="Table3.C2" office:value-type="string">
            <text:p text:style-name="P1"><text:text-input text:description="$listado.Porcentaje">$listado.Porcentaje</text:text-input></text:p>
          </table:table-cell>
        </table:table-row>
      </table:table>
      <text:p text:style-name="Standard"/>
      <text:p text:style-name="P3"/>
      <text:p text:style-name="P4"><text:span text:style-name="T7">-------------------------SE extiende la presente en Posadas, Capital de la Provincia de Misiones, a los </text:span><text:span text:style-name="T7"><text:text-input text:description="$ultimodia">$ultimodia</text:text-input></text:span><text:span text:style-name="T1"> </text:span><text:span text:style-name="T7">días</text:span><text:span text:style-name="T1"> </text:span><text:span text:style-name="T7">del</text:span><text:span text:style-name="T1"> </text:span><text:span text:style-name="T7">mes</text:span><text:span text:style-name="T1"> </text:span><text:span text:style-name="T7">de</text:span><text:span text:style-name="T1"> </text:span><text:span text:style-name="T5"><text:text-input text:description="$mes">$mes</text:text-input></text:span><text:span text:style-name="T1"> </text:span><text:span text:style-name="T7">del</text:span><text:span text:style-name="T1"> </text:span><text:span text:style-name="T5"><text:text-input text:description="$anio">$anio</text:text-input></text:span><text:span text:style-name="T7">, a los efectos de ser presentado ante las autoridades que así la requieran.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.5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as-char" svg:width="3.598cm" svg:height="3.318cm" draw:z-index="0"><draw:image xlink:href="Pictures/10000000000000B3000000C168EC8D4CD118F2AC.jp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 </meta:initial-creator>
    <meta:creation-date>2013-01-16T10:38:44</meta:creation-date>
    <dc:date>2019-01-08T12:34:32.061812640</dc:date>
    <meta:editing-duration>P2DT6H49M4S</meta:editing-duration>
    <meta:editing-cycles>76</meta:editing-cycles>
    <meta:generator>LibreOffice/5.1.6.2$Linux_X86_64 LibreOffice_project/10m0$Build-2</meta:generator>
    <meta:document-statistic meta:table-count="2" meta:image-count="1" meta:object-count="0" meta:page-count="1" meta:paragraph-count="9" meta:word-count="119" meta:character-count="749" meta:non-whitespace-character-count="661"/>
  </office:meta>
</office:document-meta>
</file>